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80000000800482B8425106B401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officeooo:paragraph-rsid="0026f9d2"/>
    </style:style>
    <style:style style:name="P4" style:family="paragraph" style:parent-style-name="Standard">
      <style:text-properties style:font-name="Arial1" fo:font-size="11pt" fo:language="ca" fo:country="ES" fo:font-weight="normal" officeooo:rsid="001fe75d" style:font-size-asian="11pt" style:font-weight-asian="normal" style:font-size-complex="11pt" style:font-weight-complex="normal"/>
    </style:style>
    <style:style style:name="P5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6" style:family="paragraph" style:parent-style-name="Footnote">
      <style:paragraph-properties fo:line-height="100%" style:snap-to-layout-grid="false"/>
    </style:style>
    <style:style style:name="P7" style:family="paragraph" style:parent-style-name="Footnote">
      <style:text-properties fo:font-size="5pt" style:font-size-asian="5pt"/>
    </style:style>
    <style:style style:name="P8" style:family="paragraph" style:parent-style-name="Text_20_body">
      <style:text-properties style:font-name="Arial1" fo:font-size="11pt" fo:language="ca" fo:country="ES" fo:font-weight="normal" officeooo:rsid="001fe75d" officeooo:paragraph-rsid="001fe75d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Arial1" fo:font-size="11pt" fo:language="ca" fo:country="ES" fo:font-weight="normal" officeooo:rsid="00227169" officeooo:paragraph-rsid="0037c9a8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Arial1" fo:font-size="11pt" fo:language="ca" fo:country="ES" fo:font-weight="normal" officeooo:rsid="0026f9d2" officeooo:paragraph-rsid="0037c9a8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normal" officeooo:rsid="0028e04f" officeooo:paragraph-rsid="0038c5cd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1" fo:font-size="11pt" fo:language="ca" fo:country="ES" fo:font-weight="normal" officeooo:rsid="0028e04f" officeooo:paragraph-rsid="003aa29d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Arial1" fo:font-size="11pt" fo:language="ca" fo:country="ES" fo:font-weight="normal" officeooo:rsid="002987c8" officeooo:paragraph-rsid="003aa29d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Arial1" fo:font-size="11pt" fo:language="ca" fo:country="ES" fo:font-weight="normal" officeooo:rsid="003aa29d" officeooo:paragraph-rsid="003aa29d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Arial1" fo:font-size="11pt" fo:language="ca" fo:country="ES" fo:font-weight="normal" officeooo:rsid="00460aeb" officeooo:paragraph-rsid="00460aeb" style:font-size-asian="11pt" style:font-weight-asian="normal" style:font-size-complex="11pt" style:font-weight-complex="normal"/>
    </style:style>
    <style:style style:name="P16" style:family="paragraph" style:parent-style-name="Text_20_body">
      <style:text-properties style:font-name="Arial1" fo:font-size="11pt" fo:language="ca" fo:country="ES" fo:font-weight="bold" officeooo:rsid="001fe75d" officeooo:paragraph-rsid="0037c9a8" style:font-size-asian="11pt" style:font-weight-asian="bold" style:font-size-complex="11pt" style:font-weight-complex="bold"/>
    </style:style>
    <style:style style:name="P17" style:family="paragraph" style:parent-style-name="Text_20_body">
      <style:text-properties style:font-name="Arial1" fo:font-size="11pt" fo:language="ca" fo:country="ES" fo:font-weight="bold" officeooo:rsid="001fe75d" officeooo:paragraph-rsid="0038c5cd" style:font-size-asian="11pt" style:font-weight-asian="bold" style:font-size-complex="11pt" style:font-weight-complex="bold"/>
    </style:style>
    <style:style style:name="P18" style:family="paragraph" style:parent-style-name="Text_20_body">
      <style:text-properties style:font-name="Arial1" fo:font-size="11pt" fo:language="ca" fo:country="ES" fo:font-weight="bold" officeooo:rsid="001fe75d" officeooo:paragraph-rsid="003aa29d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Arial1" fo:font-size="11pt" fo:language="ca" fo:country="ES" fo:font-weight="normal" officeooo:rsid="0047f033" officeooo:paragraph-rsid="0047f033" style:font-size-asian="11pt" style:font-weight-asian="normal" style:font-size-complex="11pt" style:font-weight-complex="normal"/>
    </style:style>
    <style:style style:name="P20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343c7c" style:font-size-asian="14pt" style:font-name-complex="Arial" style:font-size-complex="14pt"/>
    </style:style>
    <style:style style:name="P21" style:family="paragraph" style:parent-style-name="Text_20_body">
      <style:text-properties style:font-name="Arial1" fo:font-size="11pt" fo:language="ca" fo:country="ES" fo:font-weight="normal" officeooo:rsid="001fe75d" officeooo:paragraph-rsid="001fe75d" style:font-size-asian="11pt" style:font-weight-asian="normal" style:font-size-complex="11pt" style:font-weight-complex="normal"/>
    </style:style>
    <style:style style:name="P22" style:family="paragraph" style:parent-style-name="Text_20_body">
      <style:text-properties style:font-name="Arial1" fo:font-size="11pt" fo:language="ca" fo:country="ES" fo:font-weight="normal" officeooo:rsid="004a92c2" officeooo:paragraph-rsid="004a92c2" style:font-size-asian="11pt" style:font-weight-asian="normal" style:font-size-complex="11pt" style:font-weight-complex="normal"/>
    </style:style>
    <style:style style:name="P23" style:family="paragraph" style:parent-style-name="Text_20_body">
      <style:text-properties style:font-name="Arial1" fo:font-size="11pt" fo:language="ca" fo:country="ES" fo:font-weight="bold" officeooo:rsid="004b5451" officeooo:paragraph-rsid="004b5451" style:font-size-asian="11pt" style:font-weight-asian="bold" style:font-size-complex="11pt" style:font-weight-complex="bold"/>
    </style:style>
    <style:style style:name="T1" style:family="text">
      <style:text-properties officeooo:rsid="002e939b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f8110" style:font-weight-asian="normal" style:font-weight-complex="normal"/>
    </style:style>
    <style:style style:name="T6" style:family="text">
      <style:text-properties fo:font-weight="normal" officeooo:rsid="00435acf" style:font-weight-asian="normal" style:font-weight-complex="normal"/>
    </style:style>
    <style:style style:name="T7" style:family="text">
      <style:text-properties officeooo:rsid="0037c9a8"/>
    </style:style>
    <style:style style:name="T8" style:family="text">
      <style:text-properties officeooo:rsid="0026f9d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7c9a8" style:font-weight-asian="bold" style:font-weight-complex="bold"/>
    </style:style>
    <style:style style:name="T11" style:family="text">
      <style:text-properties fo:font-weight="bold" officeooo:rsid="003aa29d" style:font-weight-asian="bold" style:font-weight-complex="bold"/>
    </style:style>
    <style:style style:name="T12" style:family="text">
      <style:text-properties fo:font-weight="bold" officeooo:rsid="0045b0fe" style:font-weight-asian="bold" style:font-weight-complex="bold"/>
    </style:style>
    <style:style style:name="T13" style:family="text">
      <style:text-properties officeooo:rsid="0028e04f"/>
    </style:style>
    <style:style style:name="T14" style:family="text">
      <style:text-properties officeooo:rsid="002987c8"/>
    </style:style>
    <style:style style:name="T15" style:family="text">
      <style:text-properties officeooo:rsid="002ad33f"/>
    </style:style>
    <style:style style:name="T16" style:family="text">
      <style:text-properties officeooo:rsid="003aa29d"/>
    </style:style>
    <style:style style:name="T17" style:family="text">
      <style:text-properties officeooo:rsid="0043386a"/>
    </style:style>
    <style:style style:name="T18" style:family="text">
      <style:text-properties officeooo:rsid="00435acf"/>
    </style:style>
    <style:style style:name="T19" style:family="text">
      <style:text-properties officeooo:rsid="0045dc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àctica <text:span text:style-name="T19">3</text:span>: <text:span text:style-name="T17">Funcions i procediments.</text:span></text:p>
      <text:p text:style-name="P3"><text:span text:style-name="T4">L’objectiu d’aquesta pràctica és </text:span><text:span text:style-name="T6">endinsar-nos en la programació modular introduïda anteriorment</text:span><text:span text:style-name="T5">.</text:span></text:p>
      <text:p text:style-name="P4"/>
      <text:p text:style-name="P8"/>
      <text:p text:style-name="P8"/>
      <text:p text:style-name="P14">Els programes següents han de <text:span text:style-name="T9">codificar-se amb Python </text:span><text:span text:style-name="T12">i Java</text:span><text:span text:style-name="T9">.</text:span></text:p>
      <text:p text:style-name="P8"/>
      <text:p text:style-name="P16">Exercici <text:span text:style-name="T18">1</text:span>: <text:span text:style-name="T8">La calculadora multioperació</text:span></text:p>
      <text:p text:style-name="P10">Desenvolupa una calculadora senzilla que demani a l’usuari un primer operand numèric, una operació entre (+ - * /) i un segon operand, i escrigui el resultat d’aplicar l’operació als operands. <text:s/>Un cop mostrat el resultat, la calculadora demana a l’usuari si vol realitzar un nou càlcul. <text:s/>El programa continuarà oferint a l’usuari la possibilitat de calcular, fins que l’usuari respongui negativament. <text:s/><text:span text:style-name="T10">Les operacions </text:span><text:span text:style-name="T11">(suma, resta, multiplicació i divisió) </text:span><text:span text:style-name="T10">han de calcular-se cadascuna amb una funció respectivament</text:span><text:span text:style-name="T7">, que rebi com a paràmetres els dos operands.</text:span></text:p>
      <text:p text:style-name="P10">Atenció: <text:span text:style-name="T16">la subrutina de la divisió ha de comprovar que no es doni l'error de</text:span> divisió per zero. <text:s/>Aviseu a l'usuari de l'error, però permeteu continuar calculant.</text:p>
      <text:p text:style-name="P15">/*</text:p>
      <text:p text:style-name="P15"><text:s/>* calculadora</text:p>
      <text:p text:style-name="P15"><text:s/>* </text:p>
      <text:p text:style-name="P15"><text:s/>*/</text:p>
      <text:p text:style-name="P15"/>
      <text:p text:style-name="P15">import java.io.*;</text:p>
      <text:p text:style-name="P15">public class caculadora {</text:p>
      <text:p text:style-name="P15"><text:tab/></text:p>
      <text:p text:style-name="P15"><text:tab/>public static int suma(int num1,int num2){</text:p>
      <text:p text:style-name="P15"><text:tab/><text:tab/>int sum;</text:p>
      <text:p text:style-name="P15"><text:tab/><text:tab/>sum=num1+num2;</text:p>
      <text:p text:style-name="P15"><text:tab/><text:tab/>return sum;</text:p>
      <text:p text:style-name="P15"><text:tab/><text:tab/>}</text:p>
      <text:p text:style-name="P15"><text:tab/><text:tab/></text:p>
      <text:p text:style-name="P15"><text:tab/>public static int <text:s/>resta(int num1,int num2){</text:p>
      <text:p text:style-name="P15"><text:tab/><text:tab/>int restaa;</text:p>
      <text:p text:style-name="P15"><text:tab/><text:tab/>restaa=num1-num2;</text:p>
      <text:p text:style-name="P15"><text:tab/><text:tab/>return restaa;</text:p>
      <text:p text:style-name="P15"><text:tab/><text:tab/>}</text:p>
      <text:p text:style-name="P15"><text:tab/>public static int <text:s/>multi(int num1,int num2){</text:p>
      <text:p text:style-name="P15"><text:soft-page-break/><text:tab/><text:tab/>int mult;</text:p>
      <text:p text:style-name="P15"><text:tab/><text:tab/>mult=num1*num2;</text:p>
      <text:p text:style-name="P15"><text:tab/><text:tab/>return mult;</text:p>
      <text:p text:style-name="P15"><text:tab/><text:tab/>}</text:p>
      <text:p text:style-name="P15"><text:tab/>public static int <text:s/>div(int num1,int num2){</text:p>
      <text:p text:style-name="P15"><text:tab/><text:tab/>int divi;</text:p>
      <text:p text:style-name="P15"><text:tab/><text:tab/>divi=num1/num2;</text:p>
      <text:p text:style-name="P15"><text:tab/><text:tab/>return divi;</text:p>
      <text:p text:style-name="P15"><text:tab/><text:tab/>}</text:p>
      <text:p text:style-name="P15"><text:tab/><text:tab/></text:p>
      <text:p text:style-name="P15"><text:tab/>public static void main (String[] args) throws IOException <text:s/>{</text:p>
      <text:p text:style-name="P15"><text:tab/><text:tab/>BufferedReader reader = new BufferedReader(new InputStreamReader(System.in));</text:p>
      <text:p text:style-name="P15"><text:tab/><text:tab/>String <text:s/>operacion;</text:p>
      <text:p text:style-name="P15"><text:tab/><text:tab/>operacion="";</text:p>
      <text:p text:style-name="P15"><text:tab/><text:tab/>while (!(operacion.equalsIgnoreCase("n"))){</text:p>
      <text:p text:style-name="P15"><text:tab/><text:tab/>System.out.print("Que operacion desea hacer: + - / * o N");</text:p>
      <text:p text:style-name="P15"><text:tab/><text:tab/>operacion= reader.readLine();</text:p>
      <text:p text:style-name="P15"><text:tab/><text:tab/>if( operacion.equalsIgnoreCase("n")){</text:p>
      <text:p text:style-name="P15"><text:tab/><text:tab/><text:tab/>System.out.print("Adeu");</text:p>
      <text:p text:style-name="P15"><text:tab/><text:tab/><text:tab/>break;</text:p>
      <text:p text:style-name="P15"><text:tab/><text:tab/><text:tab/>}</text:p>
      <text:p text:style-name="P15"><text:tab/><text:tab/></text:p>
      <text:p text:style-name="P15"><text:tab/><text:tab/>System.out.print("Pon el primer numero");</text:p>
      <text:p text:style-name="P15"><text:tab/><text:tab/>String texto= reader.readLine();</text:p>
      <text:p text:style-name="P15"><text:s text:c="4"/><text:tab/>int num1 <text:s/>= Integer.parseInt(texto);</text:p>
      <text:p text:style-name="P15"><text:tab/><text:tab/>System.out.print("Pon el segundo numero");</text:p>
      <text:p text:style-name="P15"><text:tab/><text:tab/>texto= reader.readLine();</text:p>
      <text:p text:style-name="P15"><text:s text:c="4"/><text:tab/>int num2 <text:s/>= Integer.parseInt(texto);</text:p>
      <text:p text:style-name="P15"><text:tab/><text:tab/></text:p>
      <text:p text:style-name="P15"><text:tab/><text:tab/></text:p>
      <text:p text:style-name="P15"><text:tab/><text:tab/>int x;</text:p>
      <text:p text:style-name="P15"><text:tab/><text:tab/>x=0;</text:p>
      <text:p text:style-name="P15"><text:tab/><text:tab/>if( operacion.equals("+")){</text:p>
      <text:p text:style-name="P15"><text:tab/><text:tab/><text:tab/>x=suma(num1,num2);</text:p>
      <text:p text:style-name="P15"><text:tab/><text:tab/><text:tab/></text:p>
      <text:p text:style-name="P15"><text:tab/><text:tab/>}</text:p>
      <text:p text:style-name="P15"><text:tab/><text:tab/></text:p>
      <text:p text:style-name="P15"><text:soft-page-break/><text:tab/><text:tab/>if (operacion.equals("-")){</text:p>
      <text:p text:style-name="P15"><text:tab/><text:tab/><text:tab/>x=resta(num1,num2);</text:p>
      <text:p text:style-name="P15"><text:tab/><text:tab/>}</text:p>
      <text:p text:style-name="P15"><text:tab/><text:tab/>if (operacion.equals("*")){</text:p>
      <text:p text:style-name="P15"><text:tab/><text:tab/><text:tab/>x=multi(num1,num2);</text:p>
      <text:p text:style-name="P15"><text:tab/><text:tab/>}</text:p>
      <text:p text:style-name="P15"><text:tab/><text:tab/>while (operacion.equals("/") &amp;&amp; num2==0){</text:p>
      <text:p text:style-name="P15"><text:tab/><text:tab/><text:tab/>System.out.print("Pon otro numero para hacer la division");</text:p>
      <text:p text:style-name="P15"><text:tab/><text:tab/><text:tab/>texto= reader.readLine();</text:p>
      <text:p text:style-name="P15"><text:tab/><text:tab/><text:tab/>num2 <text:s/>= Integer.parseInt(texto);</text:p>
      <text:p text:style-name="P15"><text:tab/><text:tab/><text:tab/>}</text:p>
      <text:p text:style-name="P15"><text:tab/><text:tab/>if (operacion.equals("/")){</text:p>
      <text:p text:style-name="P15"><text:tab/><text:tab/><text:tab/>x=div(num1,num2);</text:p>
      <text:p text:style-name="P15"><text:tab/><text:tab/>}</text:p>
      <text:p text:style-name="P15"><text:tab/><text:tab/></text:p>
      <text:p text:style-name="P15"><text:tab/><text:tab/>System.out.println(x);</text:p>
      <text:p text:style-name="P15"><text:tab/><text:tab/>}</text:p>
      <text:p text:style-name="P15"><text:tab/><text:tab/></text:p>
      <text:p text:style-name="P15"><text:tab/><text:tab/><text:tab/></text:p>
      <text:p text:style-name="P15"><text:tab/></text:p>
      <text:p text:style-name="P15"><text:tab/></text:p>
      <text:p text:style-name="P15"><text:tab/><text:tab/></text:p>
      <text:p text:style-name="P15"><text:tab/>}</text:p>
      <text:p text:style-name="P15">}</text:p>
      <text:p text:style-name="P15"/>
      <text:p text:style-name="P9"/>
      <text:p text:style-name="P18">Exercici <text:span text:style-name="T18">2</text:span>: <text:span text:style-name="T14">El nombre de A's</text:span></text:p>
      <text:p text:style-name="P13">Desenvolupeu un<text:span text:style-name="T16">a funció</text:span> que <text:span text:style-name="T16">rebi com a paràmetre</text:span> <text:span text:style-name="T16">un string, </text:span>i <text:span text:style-name="T16">retorni</text:span> el nombre de ‘a’s que apareixen. <text:s/>Per exemple, si l’entrada és Anaximandro, la sortida serà <text:span text:style-name="T16">3</text:span></text:p>
      <text:p text:style-name="P19">/*</text:p>
      <text:p text:style-name="P19"><text:s/>* contadorDeA.java</text:p>
      <text:p text:style-name="P19"><text:s/>* </text:p>
      <text:p text:style-name="P19"><text:s/>* </text:p>
      <text:p text:style-name="P19"><text:s/>*/</text:p>
      <text:p text:style-name="P19"/>
      <text:p text:style-name="P19">import java.io.*;</text:p>
      <text:p text:style-name="P19">public class contadorDeA {</text:p>
      <text:p text:style-name="P19"><text:tab/></text:p>
      <text:p text:style-name="P19"><text:soft-page-break/><text:tab/></text:p>
      <text:p text:style-name="P19"><text:tab/>public static int contadorA (String cadena){</text:p>
      <text:p text:style-name="P19"><text:tab/>char[] arrayChar = cadena.toCharArray();</text:p>
      <text:p text:style-name="P19"><text:tab/>int contador;</text:p>
      <text:p text:style-name="P19"><text:tab/>contador=0;</text:p>
      <text:p text:style-name="P19"><text:tab/><text:tab/>for(int i=0; i&lt;arrayChar.length; i++){</text:p>
      <text:p text:style-name="P19"><text:tab/><text:tab/><text:tab/>if( arrayChar[i] == 'a')</text:p>
      <text:p text:style-name="P19"><text:tab/><text:tab/><text:tab/><text:tab/>contador=contador+1;</text:p>
      <text:p text:style-name="P19"><text:tab/><text:tab/><text:tab/><text:tab/>}</text:p>
      <text:p text:style-name="P19"><text:tab/>return contador;</text:p>
      <text:p text:style-name="P19"><text:tab/>}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public static void main (String[] args) throws IOException <text:s/>{</text:p>
      <text:p text:style-name="P19"><text:tab/><text:tab/>BufferedReader reader = new BufferedReader(new InputStreamReader(System.in));</text:p>
      <text:p text:style-name="P19"><text:tab/><text:tab/>System.out.print("Escriu una paraula: ");</text:p>
      <text:p text:style-name="P19"><text:tab/><text:tab/>String texto= reader.readLine();</text:p>
      <text:p text:style-name="P19"><text:tab/><text:tab/>int x;</text:p>
      <text:p text:style-name="P19"><text:tab/><text:tab/>x=contadorA(texto);</text:p>
      <text:p text:style-name="P19"><text:tab/><text:tab/>System.out.println("Numero de a:"+x);</text:p>
      <text:p text:style-name="P19"><text:tab/></text:p>
      <text:p text:style-name="P19"><text:tab/></text:p>
      <text:p text:style-name="P19"><text:tab/><text:tab/></text:p>
      <text:p text:style-name="P19"><text:tab/><text:tab/></text:p>
      <text:p text:style-name="P19"><text:tab/><text:tab/><text:tab/></text:p>
      <text:p text:style-name="P19"><text:tab/>}</text:p>
      <text:p text:style-name="P19">}</text:p>
      <text:p text:style-name="P19"/>
      <text:p text:style-name="P13"/>
      <text:p text:style-name="P17">Exercici <text:span text:style-name="T18">3</text:span>: <text:span text:style-name="T15">Inicials en majúscules</text:span></text:p>
      <text:p text:style-name="P11"><text:span text:style-name="T15">Desenvolupeu una funció que rebi com a paràmetre nom i cognoms, i els retorni amb les inicials en majúscules, i la resta en minúscules</text:span>. <text:s/><text:span text:style-name="T7">Feu també un programa que agafi per pantalla el nom de l'usuari, cridi a aquesta funció i mostri el resultat per pantalla.</text:span></text:p>
      <text:p text:style-name="P8"/>
      <text:p text:style-name="P8"/>
      <text:p text:style-name="P8"><text:soft-page-break/></text:p>
      <text:p text:style-name="P22">def mayus(nom):</text:p>
      <text:p text:style-name="P22"><text:tab/>return nom.title()</text:p>
      <text:p text:style-name="P22"><text:tab/></text:p>
      <text:p text:style-name="P22">print "Dime tu nombre i apellidos"</text:p>
      <text:p text:style-name="P22">nom=(raw_input())</text:p>
      <text:p text:style-name="P22">x=mayus(nom)</text:p>
      <text:p text:style-name="P22">print x</text:p>
      <text:p text:style-name="P18">Exercici <text:span text:style-name="T18">4</text:span>: <text:span text:style-name="T13">màquina expenedora de monedes</text:span></text:p>
      <text:p text:style-name="P12">Es vol simular el funcionament d'una màquina expenedora de monedes. <text:s/>Dissenyeu un<text:span text:style-name="T16">a funció que rebi com a paràmetre una quantitat </text:span>(introduïda <text:span text:style-name="T16">des del programa principal </text:span>per l'usuari) <text:span text:style-name="T16">i </text:span><text:span text:style-name="T11">retorni una llista </text:span><text:span text:style-name="T16">amb la quantitat </text:span>mínim<text:span text:style-name="T16">a</text:span> de bitllets i monedes possibles. <text:s/><text:span text:style-name="T16">El programa principal agafarà la quantitat per teclat, cridarà a la funció, i imprimirà aquest resultat (amb un format presentable)</text:span></text:p>
      <text:p text:style-name="P23">import java.io.*;</text:p>
      <text:p text:style-name="P23"/>
      <text:p text:style-name="P23">public class cambioDinero {</text:p>
      <text:p text:style-name="P23"/>
      <text:p text:style-name="P23">public static int numeroBilletes{</text:p>
      <text:p text:style-name="P23"><text:tab/>int dinero[];</text:p>
      <text:p text:style-name="P23"><text:tab/>dinero = new int[9];</text:p>
      <text:p text:style-name="P23"><text:tab/></text:p>
      <text:p text:style-name="P23"><text:tab/>float dinero;</text:p>
      <text:p text:style-name="P23"><text:tab/>float cambio;</text:p>
      <text:p text:style-name="P23"><text:tab/>float billetes500;</text:p>
      <text:p text:style-name="P23"><text:tab/>float billetes200;</text:p>
      <text:p text:style-name="P23"><text:tab/>float billetes100;</text:p>
      <text:p text:style-name="P23"><text:tab/>float billetes50;</text:p>
      <text:p text:style-name="P23"><text:tab/>float billetes20;</text:p>
      <text:p text:style-name="P23"><text:tab/>float billetes10;</text:p>
      <text:p text:style-name="P23"><text:tab/>float billetes5;</text:p>
      <text:p text:style-name="P23"><text:tab/>float monedas2;</text:p>
      <text:p text:style-name="P23"><text:tab/>float monedas1;</text:p>
      <text:p text:style-name="P23"><text:tab/>float centimo50;</text:p>
      <text:p text:style-name="P23"><text:tab/>float centimo20;</text:p>
      <text:p text:style-name="P23"><text:tab/>float centimo10;</text:p>
      <text:p text:style-name="P23"><text:tab/>float centimo5;</text:p>
      <text:p text:style-name="P23"><text:tab/>float centimo2;</text:p>
      <text:p text:style-name="P23"><text:soft-page-break/><text:tab/>float centimo1;</text:p>
      <text:p text:style-name="P23"><text:tab/></text:p>
      <text:p text:style-name="P23"><text:tab/>billetes500=0;</text:p>
      <text:p text:style-name="P23"><text:tab/>billetes200=0;</text:p>
      <text:p text:style-name="P23"><text:tab/>billetes100=0;</text:p>
      <text:p text:style-name="P23"><text:tab/>billetes50=0;</text:p>
      <text:p text:style-name="P23"><text:tab/>billetes20=0;</text:p>
      <text:p text:style-name="P23"><text:tab/>billetes10=0;</text:p>
      <text:p text:style-name="P23"><text:tab/>billetes5=0;</text:p>
      <text:p text:style-name="P23"><text:tab/>monedas2=0;</text:p>
      <text:p text:style-name="P23"><text:tab/>monedas1=0;</text:p>
      <text:p text:style-name="P23"><text:tab/>centimo50=0;</text:p>
      <text:p text:style-name="P23"><text:tab/>centimo20=0;</text:p>
      <text:p text:style-name="P23"><text:tab/>centimo10=0;</text:p>
      <text:p text:style-name="P23"><text:tab/>centimo5=0;</text:p>
      <text:p text:style-name="P23"><text:tab/>centimo2=0;</text:p>
      <text:p text:style-name="P23"><text:tab/>centimo1=0;</text:p>
      <text:p text:style-name="P23"><text:tab/></text:p>
      <text:p text:style-name="P23"><text:tab/>String seguir;</text:p>
      <text:p text:style-name="P23"><text:tab/>seguir = "s";</text:p>
      <text:p text:style-name="P23"><text:tab/>String texto;</text:p>
      <text:p text:style-name="P23"><text:tab/></text:p>
      <text:p text:style-name="P23"><text:tab/>while (seguir =="s"){</text:p>
      <text:p text:style-name="P23"><text:tab/><text:tab/>while (dinero&gt;=500){</text:p>
      <text:p text:style-name="P23"><text:tab/><text:tab/><text:tab/>dinero=dinero-500;</text:p>
      <text:p text:style-name="P23"><text:tab/><text:tab/><text:tab/>billetes500=billetes500+1;</text:p>
      <text:p text:style-name="P23"><text:tab/><text:tab/><text:tab/>dinero[0]=billetes500;</text:p>
      <text:p text:style-name="P23"><text:tab/><text:tab/><text:tab/>}</text:p>
      <text:p text:style-name="P23"><text:tab/><text:tab/></text:p>
      <text:p text:style-name="P23"><text:tab/><text:tab/>while (dinero&gt;=200){</text:p>
      <text:p text:style-name="P23"><text:tab/><text:tab/><text:tab/>dinero=dinero-200;</text:p>
      <text:p text:style-name="P23"><text:tab/><text:tab/><text:tab/>billetes200=billetes200+1;</text:p>
      <text:p text:style-name="P23"><text:tab/><text:tab/><text:tab/>dinero[1]=billetes200;</text:p>
      <text:p text:style-name="P23"><text:tab/><text:tab/><text:tab/></text:p>
      <text:p text:style-name="P23"><text:tab/><text:tab/><text:tab/>}</text:p>
      <text:p text:style-name="P23"><text:tab/><text:tab/>while (dinero&gt;=100){</text:p>
      <text:p text:style-name="P23"><text:tab/><text:tab/><text:tab/>dinero=dinero-100;</text:p>
      <text:p text:style-name="P23"><text:tab/><text:tab/><text:tab/>billetes100=billetes100+1;</text:p>
      <text:p text:style-name="P23"><text:soft-page-break/><text:tab/><text:tab/><text:tab/>dinero[2]=billetes100</text:p>
      <text:p text:style-name="P23"><text:tab/><text:tab/><text:tab/>}<text:tab/><text:tab/></text:p>
      <text:p text:style-name="P23"><text:tab/><text:tab/>while (dinero&gt;=50){</text:p>
      <text:p text:style-name="P23"><text:tab/><text:tab/><text:tab/>dinero=dinero-50;</text:p>
      <text:p text:style-name="P23"><text:tab/><text:tab/><text:tab/>billetes50=billetes50+1;</text:p>
      <text:p text:style-name="P23"><text:tab/><text:tab/><text:tab/>dinero[3]=billetes50;</text:p>
      <text:p text:style-name="P23"><text:tab/><text:tab/><text:tab/>}<text:tab/><text:tab/></text:p>
      <text:p text:style-name="P23"><text:tab/><text:tab/>while (dinero&gt;=20){</text:p>
      <text:p text:style-name="P23"><text:tab/><text:tab/><text:tab/>dinero=dinero-20;</text:p>
      <text:p text:style-name="P23"><text:tab/><text:tab/><text:tab/>billetes20=billetes20+1;</text:p>
      <text:p text:style-name="P23"><text:tab/><text:tab/><text:tab/>dinero[4]=billetes20;</text:p>
      <text:p text:style-name="P23"><text:tab/><text:tab/><text:tab/>}<text:tab/><text:tab/></text:p>
      <text:p text:style-name="P23"><text:tab/><text:tab/>while (dinero&gt;=10){</text:p>
      <text:p text:style-name="P23"><text:tab/><text:tab/><text:tab/>dinero=dinero-10;</text:p>
      <text:p text:style-name="P23"><text:tab/><text:tab/><text:tab/>billetes10=billetes10+1;</text:p>
      <text:p text:style-name="P23"><text:tab/><text:tab/><text:tab/>dinero[5]=billetes10;</text:p>
      <text:p text:style-name="P23"><text:tab/><text:tab/><text:tab/>}<text:tab/><text:tab/></text:p>
      <text:p text:style-name="P23"><text:tab/><text:tab/>while (dinero&gt;=5){</text:p>
      <text:p text:style-name="P23"><text:tab/><text:tab/><text:tab/>dinero=dinero-5;</text:p>
      <text:p text:style-name="P23"><text:tab/><text:tab/><text:tab/>billetes5=billetes5+1;</text:p>
      <text:p text:style-name="P23"><text:tab/><text:tab/><text:tab/>dinero[6]=billetes5;</text:p>
      <text:p text:style-name="P23"><text:tab/><text:tab/><text:tab/>}</text:p>
      <text:p text:style-name="P23"><text:tab/><text:tab/><text:tab/></text:p>
      <text:p text:style-name="P23"><text:tab/><text:tab/>while (dinero&lt;5 &amp;&amp; dinero&gt;=2){</text:p>
      <text:p text:style-name="P23"><text:tab/><text:tab/><text:tab/>dinero=dinero-2;</text:p>
      <text:p text:style-name="P23"><text:tab/><text:tab/><text:tab/>monedas2=monedas2+1;</text:p>
      <text:p text:style-name="P23"><text:tab/><text:tab/><text:tab/>dinero[7]=monedas1;</text:p>
      <text:p text:style-name="P23"><text:tab/><text:tab/><text:tab/>}</text:p>
      <text:p text:style-name="P23"><text:tab/><text:tab/>while (dinero&lt;5 &amp;&amp; dinero%2!=0){</text:p>
      <text:p text:style-name="P23"><text:tab/><text:tab/><text:tab/>dinero=dinero-1;</text:p>
      <text:p text:style-name="P23"><text:tab/><text:tab/><text:tab/>monedas1=monedas1+1;</text:p>
      <text:p text:style-name="P23"><text:tab/><text:tab/><text:tab/>dinero[8]=monedas1;</text:p>
      <text:p text:style-name="P23"><text:tab/><text:tab/><text:tab/>}<text:tab/><text:tab/><text:tab/></text:p>
      <text:p text:style-name="P23"><text:tab/><text:tab/>}</text:p>
      <text:p text:style-name="P23"><text:tab/><text:tab/>seguir="n";</text:p>
      <text:p text:style-name="P23"><text:tab/><text:tab/></text:p>
      <text:p text:style-name="P23"><text:tab/>return dinero[]</text:p>
      <text:p text:style-name="P23"><text:tab/></text:p>
      <text:p text:style-name="P23"><text:soft-page-break/><text:tab/>}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tab/></text:p>
      <text:p text:style-name="P23">public static void main (String args[]) throws IOException{</text:p>
      <text:p text:style-name="P23">BufferedReader reader = new BufferedReader(new InputStreamReader(System.in));</text:p>
      <text:p text:style-name="P23"><text:tab/></text:p>
      <text:p text:style-name="P23"/>
      <text:p text:style-name="P23">System.out.println ("Introduze el dinero a cambiar");</text:p>
      <text:p text:style-name="P23"><text:tab/>texto = reader.readLine();</text:p>
      <text:p text:style-name="P23"><text:tab/>dinero = Float.parseFloat(texto); 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System.out.println("billetes de 500: " + billetes500);</text:p>
      <text:p text:style-name="P23"><text:tab/>System.out.println("billetes de 200: " + billetes200);</text:p>
      <text:p text:style-name="P23"><text:tab/>System.out.println("billetes de 100: " + billetes100);</text:p>
      <text:p text:style-name="P23"><text:tab/>System.out.println("billetes de 50: " + billetes50);</text:p>
      <text:p text:style-name="P23"><text:tab/>System.out.println("billetes de 20: " + billetes20);</text:p>
      <text:p text:style-name="P23"><text:tab/>System.out.println("billetes de 10: " + billetes10);</text:p>
      <text:p text:style-name="P23"><text:tab/>System.out.println("billetes de 5: " + billetes5);</text:p>
      <text:p text:style-name="P23"><text:tab/>System.out.println("centimos de 50: " + centimo50);</text:p>
      <text:p text:style-name="P23"><text:tab/>System.out.println("centimos de 20: " + centimo20);</text:p>
      <text:p text:style-name="P23"><text:tab/>System.out.println("centimos de 10: " + centimo10);</text:p>
      <text:p text:style-name="P23"><text:tab/>System.out.println("centimos de 5: " + centimo5);</text:p>
      <text:p text:style-name="P23"><text:tab/>System.out.println("centimos de 2: " + centimo2);</text:p>
      <text:p text:style-name="P23"><text:tab/>System.out.println("centimos de 1: " + centimo1);</text:p>
      <text:p text:style-name="P23"><text:soft-page-break/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</text:p>
      <text:p text:style-name="P23"><text:tab/>}</text:p>
      <text:p text:style-name="P23">}</text:p>
      <text:p text:style-name="P2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officeooo:rsid="002e939b"/>
    </style:style>
    <style:style style:name="MT2" style:family="text">
      <style:text-properties style:font-name="Arial" fo:font-size="9pt" style:font-size-asian="9pt" style:font-name-complex="Arial"/>
    </style:style>
    <style:style style:name="M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8"><draw:image xlink:href="Pictures/100000000000080000000800482B8425106B401F.jpg" xlink:type="simple" xlink:show="embed" xlink:actuate="onLoad"/></draw:frame>Programació.</text:p>
              <text:p text:style-name="MP2"><text:span text:style-name="MT1">Disseny Modular</text:span> - UF<text:span text:style-name="MT1">2</text:span>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2">Pàgina </text:span><text:span text:style-name="MT3"><text:page-number text:select-page="current">9</text:page-number></text:span><text:span text:style-name="MT3"> de </text:span><text:span text:style-name="MT3"><text:page-count style:num-format="1">9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1</dc:title>
    <meta:initial-creator>Josep Vilardell</meta:initial-creator>
    <meta:creation-date>2011-09-13T17:29:00</meta:creation-date>
    <dc:date>2018-02-01T19:09:45.491966393</dc:date>
    <meta:print-date>2011-03-02T18:52:00</meta:print-date>
    <dc:language>ca-ES</dc:language>
    <meta:editing-cycles>77</meta:editing-cycles>
    <meta:editing-duration>PT15H7M7S</meta:editing-duration>
    <meta:document-statistic meta:table-count="2" meta:image-count="1" meta:object-count="0" meta:page-count="9" meta:paragraph-count="274" meta:word-count="789" meta:character-count="6707" meta:non-whitespace-character-count="5682"/>
    <meta:user-defined meta:name="Info 1"/>
    <meta:user-defined meta:name="Info 2"/>
    <meta:user-defined meta:name="Info 3"/>
    <meta:user-defined meta:name="Info 4"/>
  </office:meta>
</office:document-meta>
</file>